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IBMPlexMono" svg:font-family="IBMPlexMono, SFMono-Regular, Menlo, Monaco, Consolas, 'Liberation Mono', 'Courier New', monospace"/>
    <style:font-face style:name="Inter" svg:font-family="Inter, 'Odoo Unicode Support Noto', sans-serif"/>
    <style:font-face style:name="Lohit Devanagari1" svg:font-family="'Lohit Devanagari'"/>
    <style:font-face style:name="NVIDIA Sans" svg:font-family="'NVIDIA Sans', Helvetica, Arial, sans-serif"/>
    <style:font-face style:name="Open Sans" svg:font-family="'Open Sans', Helvetica, Arial, sans-serif"/>
    <style:font-face style:name="Roboto" svg:font-family="Roboto, sans-serif"/>
    <style:font-face style:name="SFMono-Regular" svg:font-family="SFMono-Regular, Consolas, 'Liberation Mono', Menlo, Courier, monospace"/>
    <style:font-face style:name="Source Code Pro" svg:font-family="'Source Code Pro'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/>
    </style:style>
    <style:style style:name="P2" style:family="paragraph" style:parent-style-name="Preformatted_20_Text">
      <loext:graphic-properties draw:fill="solid" draw:fill-color="#f3f4f7" draw:opacity="100%"/>
      <style:paragraph-properties fo:margin-top="0in" fo:margin-bottom="0.0972in" loext:contextual-spacing="false" fo:line-height="131%" fo:text-align="start" style:justify-single-word="false" fo:orphans="2" fo:widows="2" fo:background-color="#f3f4f7"/>
    </style:style>
    <style:style style:name="P3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50505" style:font-name="Roboto" fo:font-size="10.5pt" fo:letter-spacing="normal" fo:font-style="normal" fo:font-weight="normal"/>
    </style:style>
    <style:style style:name="P4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/>
    </style:style>
    <style:style style:name="P5" style:family="paragraph" style:parent-style-name="Standard">
      <style:text-properties officeooo:rsid="00091c3c" officeooo:paragraph-rsid="00091c3c"/>
    </style:style>
    <style:style style:name="P6" style:family="paragraph" style:parent-style-name="Standard">
      <style:text-properties fo:font-variant="normal" fo:text-transform="none" fo:color="#2a2a2a" style:font-name="Open Sans" fo:font-size="12pt" fo:letter-spacing="normal" fo:font-style="normal" fo:font-weight="normal" officeooo:rsid="00091c3c" officeooo:paragraph-rsid="00091c3c"/>
    </style:style>
    <style:style style:name="P7" style:family="paragraph" style:parent-style-name="Standard">
      <style:text-properties officeooo:paragraph-rsid="00091c3c"/>
    </style:style>
    <style:style style:name="P8" style:family="paragraph" style:parent-style-name="Standard">
      <style:text-properties officeooo:paragraph-rsid="000b095a"/>
    </style:style>
    <style:style style:name="P9" style:family="paragraph" style:parent-style-name="Standard">
      <style:text-properties fo:font-variant="normal" fo:text-transform="none" fo:color="#202124" fo:letter-spacing="normal" officeooo:rsid="00091c3c" officeooo:paragraph-rsid="00091c3c"/>
    </style:style>
    <style:style style:name="P10" style:family="paragraph" style:parent-style-name="Standard">
      <style:text-properties fo:font-variant="normal" fo:text-transform="none" fo:color="#202124" style:font-name="NVIDIA Sans" fo:font-size="11.25pt" fo:letter-spacing="normal" fo:font-style="normal" fo:font-weight="normal" officeooo:rsid="000b095a" officeooo:paragraph-rsid="000b095a"/>
    </style:style>
    <style:style style:name="P11" style:family="paragraph" style:parent-style-name="Text_20_body">
      <style:text-properties fo:font-variant="normal" fo:text-transform="none" fo:color="#202124" style:font-name="NVIDIA Sans" fo:font-size="11.25pt" fo:letter-spacing="normal" fo:font-style="normal" fo:font-weight="normal" officeooo:rsid="000b095a" officeooo:paragraph-rsid="000b095a"/>
    </style:style>
    <style:style style:name="P12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</style:style>
    <style:style style:name="P13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50505" style:font-name="Roboto" fo:font-size="10.5pt" fo:letter-spacing="normal" fo:font-style="normal" fo:font-weight="normal"/>
    </style:style>
    <style:style style:name="P14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50505" style:font-name="Roboto" fo:font-size="10.5pt" fo:letter-spacing="normal" fo:font-style="normal" fo:font-weight="normal"/>
    </style:style>
    <style:style style:name="P15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/>
    </style:style>
    <style:style style:name="P1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 officeooo:paragraph-rsid="0012f273"/>
    </style:style>
    <style:style style:name="P17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 officeooo:paragraph-rsid="00138d34"/>
    </style:style>
    <style:style style:name="P18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 officeooo:rsid="001a76a1" officeooo:paragraph-rsid="001a76a1"/>
    </style:style>
    <style:style style:name="P19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525252" style:font-name="Consolas" fo:font-size="11.25pt" fo:letter-spacing="normal" fo:font-style="normal" fo:font-weight="normal" officeooo:paragraph-rsid="00138d34"/>
    </style:style>
    <style:style style:name="P20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525252" style:font-name="Consolas" fo:font-size="11.25pt" fo:letter-spacing="normal" fo:font-style="normal" fo:font-weight="normal" officeooo:rsid="001ad5d5" officeooo:paragraph-rsid="001b52e6"/>
    </style:style>
    <style:style style:name="P21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525252" style:font-name="Consolas" fo:font-size="11.25pt" fo:letter-spacing="normal" fo:font-style="normal" fo:font-weight="normal" officeooo:rsid="001be681" officeooo:paragraph-rsid="001be681"/>
    </style:style>
    <style:style style:name="P22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3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4292e" style:font-name="SFMono-Regular" fo:font-size="9.75pt" fo:letter-spacing="normal" fo:font-style="normal" fo:font-weight="normal" officeooo:paragraph-rsid="001aa7c4"/>
    </style:style>
    <style:style style:name="P24" style:family="paragraph" style:parent-style-name="Text_20_body">
      <loext:graphic-properties draw:fill="solid" draw:fill-color="#f3f4f7" draw:opacity="100%"/>
      <style:paragraph-properties fo:margin-top="0in" fo:margin-bottom="0.0972in" loext:contextual-spacing="false" fo:line-height="131%" fo:text-align="start" style:justify-single-word="false" fo:orphans="2" fo:widows="2" fo:background-color="#f3f4f7"/>
      <style:text-properties officeooo:paragraph-rsid="001e17da"/>
    </style:style>
    <style:style style:name="P2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43a40" style:font-name="Inter" fo:font-size="11.25pt" fo:letter-spacing="normal" fo:font-style="normal" fo:font-weight="normal"/>
    </style:style>
    <style:style style:name="P27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525252" style:font-name="Consolas" fo:font-size="11.25pt" fo:letter-spacing="normal" fo:font-style="normal" fo:font-weight="normal" officeooo:rsid="001ad5d5" officeooo:paragraph-rsid="001b52e6"/>
    </style:style>
    <style:style style:name="P28" style:family="paragraph" style:parent-style-name="Preformatted_20_Text">
      <loext:graphic-properties draw:fill="solid" draw:fill-color="#f3f4f7" draw:opacity="100%"/>
      <style:paragraph-properties fo:margin-top="0in" fo:margin-bottom="0.0972in" loext:contextual-spacing="false" fo:line-height="131%" fo:text-align="start" style:justify-single-word="false" fo:orphans="2" fo:widows="2" fo:background-color="#f3f4f7"/>
    </style:style>
    <style:style style:name="P29" style:family="paragraph" style:parent-style-name="Preformatted_20_Text">
      <loext:graphic-properties draw:fill="solid" draw:fill-color="#f3f4f7" draw:opacity="100%"/>
      <style:paragraph-properties fo:margin-top="0in" fo:margin-bottom="0.0972in" loext:contextual-spacing="false" fo:line-height="131%" fo:text-align="start" style:justify-single-word="false" fo:orphans="2" fo:widows="2" fo:background-color="#f3f4f7"/>
      <style:text-properties officeooo:paragraph-rsid="001cdbf9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202124" fo:letter-spacing="normal"/>
    </style:style>
    <style:style style:name="T3" style:family="text">
      <style:text-properties fo:font-variant="normal" fo:text-transform="none" fo:color="#202124" fo:letter-spacing="normal" officeooo:rsid="000b095a"/>
    </style:style>
    <style:style style:name="T4" style:family="text">
      <style:text-properties fo:font-variant="normal" fo:text-transform="none" fo:color="#202124" style:font-name="NVIDIA Sans" fo:font-size="11.25pt" fo:letter-spacing="normal" fo:font-style="normal" fo:font-weight="normal"/>
    </style:style>
    <style:style style:name="T5" style:family="text">
      <style:text-properties fo:font-variant="normal" fo:text-transform="none" fo:color="#2a2a2a" style:font-name="Open Sans" fo:font-size="12pt" fo:letter-spacing="normal" fo:font-style="normal" fo:font-weight="normal" officeooo:rsid="00091c3c"/>
    </style:style>
    <style:style style:name="T6" style:family="text">
      <style:text-properties fo:font-variant="normal" fo:text-transform="none" fo:color="#050505" style:font-name="Roboto" fo:font-size="10.5pt" fo:letter-spacing="normal" fo:font-style="normal" fo:font-weight="normal"/>
    </style:style>
    <style:style style:name="T7" style:family="text">
      <style:text-properties fo:font-variant="normal" fo:text-transform="none" fo:color="#212529" style:font-name="IBMPlexMono" fo:font-size="10.5pt" fo:letter-spacing="normal" fo:font-style="normal" fo:font-weight="normal"/>
    </style:style>
    <style:style style:name="T8" style:family="text">
      <style:text-properties fo:font-variant="normal" fo:text-transform="none" fo:color="#212529" style:font-name="IBMPlexMono" fo:font-size="10.5pt" fo:letter-spacing="normal" fo:font-style="normal" fo:font-weight="normal" fo:background-color="#f8f8f8" loext:char-shading-value="0"/>
    </style:style>
    <style:style style:name="T9" style:family="text">
      <style:text-properties fo:font-variant="normal" fo:text-transform="none" fo:color="#212529" style:font-name="IBMPlexMono" fo:font-size="10.5pt" fo:letter-spacing="normal" fo:font-style="normal" fo:font-weight="normal" officeooo:rsid="001cdbf9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1" style:family="text">
      <style:text-properties fo:font-variant="normal" fo:text-transform="none" fo:color="#24292e" style:font-name="Consolas" fo:font-size="9.75pt" fo:letter-spacing="normal" fo:font-style="italic" fo:font-weight="normal" officeooo:rsid="001b52e6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officeooo:rsid="001cdbf9"/>
    </style:style>
    <style:style style:name="T13" style:family="text">
      <style:text-properties fo:font-variant="normal" fo:text-transform="none" fo:color="#6c6c6c" style:font-name="Source Code Pro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6c6c6c" style:font-name="Source Code Pro" fo:font-size="9.75pt" fo:letter-spacing="normal" fo:font-style="normal" fo:font-weight="normal" officeooo:rsid="00203016" fo:background-color="transparent" loext:char-shading-value="0" loext:padding="0in" loext:border="none"/>
    </style:style>
    <style:style style:name="T15" style:family="text">
      <style:text-properties fo:color="#212529" style:font-name="IBMPlexMono" fo:font-size="10.5pt"/>
    </style:style>
    <style:style style:name="T16" style:family="text">
      <style:text-properties fo:color="#212529" style:font-name="IBMPlexMono" fo:font-size="10.5pt" officeooo:rsid="001b52e6" fo:background-color="#f8f8f8" loext:char-shading-value="0"/>
    </style:style>
    <style:style style:name="T17" style:family="text">
      <style:text-properties fo:color="#525252" style:font-name="Consolas"/>
    </style:style>
    <style:style style:name="T18" style:family="text">
      <style:text-properties fo:color="#525252" style:font-name="Consolas" fo:font-style="italic"/>
    </style:style>
    <style:style style:name="T19" style:family="text">
      <style:text-properties fo:color="#525252" style:font-name="Consolas" fo:font-weight="bold"/>
    </style:style>
    <style:style style:name="T20" style:family="text">
      <style:text-properties fo:color="#525252" style:font-name="Consolas" officeooo:rsid="001484b1"/>
    </style:style>
    <style:style style:name="T21" style:family="text">
      <style:text-properties style:font-name="Consolas"/>
    </style:style>
    <style:style style:name="T22" style:family="text">
      <style:text-properties style:font-name="Consolas" fo:font-style="italic"/>
    </style:style>
    <style:style style:name="T23" style:family="text">
      <style:text-properties style:font-name="Consolas" fo:font-style="italic" officeooo:rsid="0012f273"/>
    </style:style>
    <style:style style:name="T24" style:family="text">
      <style:text-properties style:font-name="Consolas" officeooo:rsid="0012f273"/>
    </style:style>
    <style:style style:name="T25" style:family="text">
      <style:text-properties fo:color="#000000"/>
    </style:style>
    <style:style style:name="T26" style:family="text">
      <style:text-properties fo:color="#000000" style:font-name="Consolas"/>
    </style:style>
    <style:style style:name="T27" style:family="text">
      <style:text-properties officeooo:rsid="0014de48"/>
    </style:style>
    <style:style style:name="T28" style:family="text">
      <style:text-properties officeooo:rsid="001b52e6"/>
    </style:style>
    <style:style style:name="T29" style:family="text">
      <style:text-properties fo:color="#24292e" style:font-name="SFMono-Regular" fo:font-size="9.75pt"/>
    </style:style>
    <style:style style:name="T30" style:family="text">
      <style:text-properties fo:color="#24292e" fo:font-size="9.75pt" fo:font-style="italic" officeooo:rsid="001b52e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sudo apt-get update</text:p>
      <text:p text:style-name="P6">2. sudo apt-get install gparted</text:p>
      <text:p text:style-name="P7"><text:span text:style-name="T5">3. </text:span><text:span text:style-name="T1">Press Alt + F2 and type <text:s/>gparted</text:span><text:span text:style-name="T2"> </text:span></text:p>
      <text:p text:style-name="P9">4. rezise al tama;o max de la particion</text:p>
      <text:p text:style-name="P8"><text:span text:style-name="T3">5. </text:span><text:span text:style-name="T4">cat /etc/nv_tegra_release on board</text:span></text:p>
      <text:p text:style-name="P10">version 32 6.1 jectpack 4.6</text:p>
      <text:p text:style-name="P10"/>
      <text:p text:style-name="P11">JetPack 4.6 (L4T R32.6.1)</text:p>
      <text:list xml:id="list2662477200" text:style-name="L1">
        <text:list-item>
          <text:p text:style-name="P12"><text:span text:style-name="Source_20_Text"><text:span text:style-name="T6">l4t-ml:r32.6.1-py3</text:span></text:span></text:p>
          <text:list>
            <text:list-item>
              <text:p text:style-name="P14">TensorFlow 1.15.5</text:p>
            </text:list-item>
            <text:list-item>
              <text:p text:style-name="P14">PyTorch v1.9.0</text:p>
            </text:list-item>
            <text:list-item>
              <text:p text:style-name="P14">torchvision v0.10.0</text:p>
            </text:list-item>
            <text:list-item>
              <text:p text:style-name="P14">torchaudio v0.9.0</text:p>
            </text:list-item>
            <text:list-item>
              <text:p text:style-name="P14">onnx 1.8.0</text:p>
            </text:list-item>
            <text:list-item>
              <text:p text:style-name="P14">CuPy 8.0.0</text:p>
            </text:list-item>
            <text:list-item>
              <text:p text:style-name="P14">numpy 1.19.5</text:p>
            </text:list-item>
            <text:list-item>
              <text:p text:style-name="P14">numba 0.53.1</text:p>
            </text:list-item>
            <text:list-item>
              <text:p text:style-name="P14">OpenCV 4.4.0 (with CUDA)</text:p>
            </text:list-item>
            <text:list-item>
              <text:p text:style-name="P14">pandas 1.1.5</text:p>
            </text:list-item>
            <text:list-item>
              <text:p text:style-name="P14">scipy 1.5.4</text:p>
            </text:list-item>
            <text:list-item>
              <text:p text:style-name="P14">scikit-learn 0.23.2</text:p>
            </text:list-item>
            <text:list-item>
              <text:p text:style-name="P14">JupyterLab 2.2.9</text:p>
            </text:list-item>
          </text:list>
        </text:list-item>
      </text:list>
      <text:p text:style-name="P3"/>
      <text:p text:style-name="P3"><text:a xlink:type="simple" xlink:href="https://catalog.ngc.nvidia.com/orgs/nvidia/containers/l4t-ml" text:style-name="Internet_20_link" text:visited-style-name="Visited_20_Internet_20_Link">https://catalog.ngc.nvidia.com/orgs/nvidia/containers/l4t-ml</text:a></text:p>
      <text:p text:style-name="P3"/>
      <text:p text:style-name="P3"><text:a xlink:type="simple" xlink:href="https://pytorch.org/blog/running-pytorch-models-on-jetson-nano/" text:style-name="Internet_20_link" text:visited-style-name="Visited_20_Internet_20_Link">https://pytorch.org/blog/running-pytorch-models-on-jetson-nano/</text:a></text:p>
      <text:p text:style-name="P3"><text:a xlink:type="simple" xlink:href="https://cloudpark93.github.io/yolov5-jetson-nano-tips-errors/" text:style-name="Internet_20_link" text:visited-style-name="Visited_20_Internet_20_Link">https://cloudpark93.github.io/yolov5-jetson-nano-tips-errors/</text:a></text:p>
      <text:p text:style-name="P3"/>
      <text:p text:style-name="P3"/>
      <text:p text:style-name="P23"><text:span text:style-name="T22">pip3 install</text:span></text:p>
      <text:p text:style-name="P4">sudo apt-get install python3-pip</text:p>
      <text:p text:style-name="P4">sudo pip3 install jetson-stats</text:p>
      <text:p text:style-name="P1"><text:span text:style-name="Source_20_Text"><text:span text:style-name="T15">git clone --recursive https://github.com/dusty-nv/jetson-inference</text:span></text:span></text:p>
      <text:p text:style-name="P1"><text:span text:style-name="Source_20_Text"><text:span text:style-name="T15">cd jetson-inference</text:span></text:span></text:p>
      <text:p text:style-name="P1"><text:span text:style-name="Source_20_Text"><text:span text:style-name="T15">docker/run.sh --volume ~/jetson_inference:/jetson_inference</text:span></text:span></text:p>
      <text:p text:style-name="P1"><text:soft-page-break/><text:span text:style-name="Source_20_Text"><text:span text:style-name="T15">pip3 list|grep torch</text:span></text:span></text:p>
      <text:p text:style-name="P4"/>
      <text:p text:style-name="P4"/>
      <text:p text:style-name="P16"><text:span text:style-name="T17">wget https:</text:span><text:span text:style-name="T22">//nvidia.box.com/shared/static/p57jwntv436lfrd78inwl7iml6p13fzh.whl -O torch-1.</text:span><text:span text:style-name="T23">9</text:span><text:span text:style-name="T22">.0-cp36-cp36m-linux_aarch64.whl</text:span><text:span text:style-name="T18"> </text:span></text:p>
      <text:p text:style-name="P16"><text:span text:style-name="T17">sudo apt-</text:span><text:span text:style-name="T19">get</text:span><text:span text:style-name="T18"> </text:span><text:span text:style-name="T17">install python3-pip libopenblas-</text:span><text:span text:style-name="T19">base</text:span><text:span text:style-name="T18"> </text:span><text:span text:style-name="T17">libopenmpi-dev libomp-dev </text:span></text:p>
      <text:p text:style-name="P17"><text:span text:style-name="T17">pip3 install Cython </text:span></text:p>
      <text:p text:style-name="P17"><text:span text:style-name="T20">p</text:span><text:span text:style-name="T17">ip3 install numpy torch</text:span><text:span text:style-name="T21">-1.</text:span><text:span text:style-name="T24">9</text:span><text:span text:style-name="T21">.0</text:span><text:span text:style-name="T17">-cp36-cp36m-linux_aarch64.whl</text:span></text:p>
      <text:p text:style-name="P18"><text:span text:style-name="T17">cerrar y abrir el terminal y revisra que troch sea la 1.9</text:span></text:p>
      <text:p text:style-name="P17"><text:span text:style-name="T17">git </text:span><text:span text:style-name="T26">clone</text:span><text:span text:style-name="T17"> --branch &lt;version&gt; https://github.com/pytorch/vision torchvision </text:span></text:p>
      <text:p text:style-name="P19">git <text:span text:style-name="T25">clone</text:span> --branch <text:span text:style-name="T27">v0.10.0</text:span> https://github.com/pytorch/vision torchvision </text:p>
      <text:p text:style-name="P19"><text:span text:style-name="T25">cd</text:span> torchvision</text:p>
      <text:p text:style-name="P19"><text:span text:style-name="T25">export</text:span> BUILD_VERSION=0.<text:span text:style-name="T27">10</text:span>.0</text:p>
      <text:p text:style-name="P19">python3 setup.py install –user</text:p>
      <text:p text:style-name="P21">cd ..</text:p>
      <text:p text:style-name="P20">esperar un monton <text:span text:style-name="T28">a que termine a menos que bote error reiniciar el terminal y </text:span><text:span text:style-name="T30">pip3 install</text:span></text:p>
      <text:p text:style-name="P27"><text:span text:style-name="Source_20_Text"><text:span text:style-name="T16">pip3 list|grep torch</text:span></text:span></text:p>
      <text:p text:style-name="P2"><text:span text:style-name="Source_20_Text"><text:span text:style-name="T8">torch (1.9.0)</text:span></text:span></text:p>
      <text:p text:style-name="P2"><text:span text:style-name="Source_20_Text"><text:span text:style-name="T8">torchvision (0.10.0)</text:span></text:span></text:p>
      <text:p text:style-name="Text_20_body"><text:line-break/></text:p>
      <text:p text:style-name="P22"><text:span text:style-name="T22"/></text:p>
      <text:p text:style-name="P1"><text:span text:style-name="Source_20_Text"><text:span text:style-name="T15">git clone https://github.com/ultralytics/yolov5</text:span></text:span></text:p>
      <text:p text:style-name="P2"><text:span text:style-name="Source_20_Text"><text:span text:style-name="T7">cd yolov5</text:span></text:span></text:p>
      <text:p text:style-name="P29"><text:span text:style-name="Source_20_Text"><text:span text:style-name="T9">comentar</text:span></text:span></text:p>
      <text:p text:style-name="P24"><text:span text:style-name="Source_20_Text"><text:span text:style-name="T12">opencv-python&gt;=versión → </text:span></text:span></text:p>
      <text:p text:style-name="P24"><text:span text:style-name="Source_20_Text"><text:span text:style-name="T12"># opencv-python&gt;=versión</text:span></text:span></text:p>
      <text:p text:style-name="P24"><text:span text:style-name="Source_20_Text"><text:span text:style-name="T12"/></text:span></text:p>
      <text:p text:style-name="P29"><text:soft-page-break/><text:span text:style-name="Source_20_Text"><text:span text:style-name="T9"/></text:span></text:p>
      <text:p text:style-name="P2"><text:span text:style-name="Source_20_Text"><text:span text:style-name="T7">pip</text:span></text:span><text:span text:style-name="Source_20_Text"><text:span text:style-name="T9">3</text:span></text:span><text:span text:style-name="Source_20_Text"><text:span text:style-name="T7"> install -r requirements.txt</text:span></text:span></text:p>
      <text:p text:style-name="P4"/>
      <text:p text:style-name="P11"><text:span text:style-name="Source_20_Text"><text:span text:style-name="T29">sudo apt-get install libfreetype6-dev</text:span></text:span></text:p>
      <text:p text:style-name="P25"><text:span text:style-name="Source_20_Text"><text:span text:style-name="T10">sudo pip3 uninstall pillow</text:span></text:span></text:p>
      <text:p text:style-name="Text_20_body"><text:line-break/><text:span text:style-name="T10">sudo pip3 install Pillow==7.1.2</text:span></text:p>
      <text:p text:style-name="Preformatted_20_Text"><text:span text:style-name="Source_20_Text"><text:span text:style-name="T13">pip</text:span></text:span><text:span text:style-name="Source_20_Text"><text:span text:style-name="T14">3</text:span></text:span><text:span text:style-name="Source_20_Text"><text:span text:style-name="T13"> install tqdm</text:span></text:span></text:p>
      <text:p text:style-name="Text_20_body"><text:line-break/></text:p>
      <text:p text:style-name="Text_20_body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IBMPlexMono" svg:font-family="IBMPlexMono, SFMono-Regular, Menlo, Monaco, Consolas, 'Liberation Mono', 'Courier New', monospace"/>
    <style:font-face style:name="Inter" svg:font-family="Inter, 'Odoo Unicode Support Noto', sans-serif"/>
    <style:font-face style:name="Lohit Devanagari1" svg:font-family="'Lohit Devanagari'"/>
    <style:font-face style:name="NVIDIA Sans" svg:font-family="'NVIDIA Sans', Helvetica, Arial, sans-serif"/>
    <style:font-face style:name="Open Sans" svg:font-family="'Open Sans', Helvetica, Arial, sans-serif"/>
    <style:font-face style:name="Roboto" svg:font-family="Roboto, sans-serif"/>
    <style:font-face style:name="SFMono-Regular" svg:font-family="SFMono-Regular, Consolas, 'Liberation Mono', Menlo, Courier, monospace"/>
    <style:font-face style:name="Source Code Pro" svg:font-family="'Source Code Pro'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22:51:29.071997850</meta:creation-date>
    <dc:date>2022-10-05T05:41:20.636356563</dc:date>
    <meta:editing-duration>PT3H1M9S</meta:editing-duration>
    <meta:editing-cycles>17</meta:editing-cycles>
    <meta:generator>LibreOffice/6.0.7.3$Linux_AARCH64 LibreOffice_project/00m0$Build-3</meta:generator>
    <meta:document-statistic meta:table-count="0" meta:image-count="0" meta:object-count="0" meta:page-count="3" meta:paragraph-count="58" meta:word-count="216" meta:character-count="1826" meta:non-whitespace-character-count="1673"/>
  </office:meta>
</office:document-meta>
</file>